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Left.EPLe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Left.getCol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PLeft.initialize( final Attribute [ ] attributes , final ElementProcessor par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PLeft.validate( final Number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Left.getSty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